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normal" officeooo:rsid="000451fa" officeooo:paragraph-rsid="000451fa" fo:background-color="#f8f9fa" style:font-weight-asian="normal" style:font-weight-complex="normal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5" style:family="paragraph" style:parent-style-name="Heading_20_4">
      <style:paragraph-properties fo:line-height="120%"/>
      <style:text-properties fo:font-weight="bold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T1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2" style:family="text">
      <style:text-properties fo:font-style="italic"/>
    </style:style>
    <style:style style:name="T3" style:family="text">
      <style:text-properties fo:color="#977204" loext:opacity="100%"/>
    </style:style>
    <style:style style:name="T4" style:family="text">
      <style:text-properties fo:color="#ffffff" loext:opacity="100%" style:text-line-through-style="none" style:text-line-through-type="none" style:text-underline-style="none" fo:font-weight="normal" style:text-blinking="false" fo:background-color="#505050" loext:char-shading-value="0"/>
    </style:style>
    <style:style style:name="T5" style:family="text">
      <style:text-properties officeooo:rsid="000451fa"/>
    </style:style>
    <style:style style:name="T6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7" style:family="text">
      <style:text-properties officeooo:rsid="000451fa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adbaa acbaa</text:h>
      <text:p text:style-name="P8"><text:a xlink:type="simple" xlink:href="https://platon.campograndeformacion.com/mod/quiz/view.php?id=26236" text:style-name="Internet_20_link" text:visited-style-name="Visited_20_Internet_20_Link"><text:span text:style-name="T4">MF0952. Test de Evaluación Tema 3</text:span></text:a> </text:p>
      <text:h text:style-name="P3" text:outline-level="3">Pregunta 1</text:h>
      <text:section text:style-name="Sect1" text:name="question-1157-1">
        <text:p text:style-name="P9">¿Qué son las palabras clave en una web?</text:p>
        <text:section text:style-name="Sect1" text:name="q1157:1_answer0_label">
          <text:p text:style-name="P9"><text:span text:style-name="T5">*a.</text:span>Son las posibles opciones que el usuario puede utilizar a la hora de hacer una búsqueda</text:p>
        </text:section>
        <text:section text:style-name="Sect1" text:name="q1157:1_answer1_label">
          <text:p text:style-name="P10"><text:span text:style-name="T6">b.</text:span>Es la descripción que aparecerá debajo del título de la página cuando el buscador muestre los resultados</text:p>
        </text:section>
        <text:section text:style-name="Sect1" text:name="q1157:1_answer2_label">
          <text:p text:style-name="P10"><text:span text:style-name="T6">c.</text:span>Es sobre cómo escribir las palabras ortográficamente</text:p>
        </text:section>
        <text:section text:style-name="Sect1" text:name="q1157:1_answer3_label">
          <text:p text:style-name="P10"><text:span text:style-name="T6">d.</text:span>Son las etiquetas que debe poner en los títulos</text:p>
        </text:section>
        <text:p text:style-name="P7"><draw:frame draw:style-name="fr1" draw:name="Marco2" text:anchor-type="char" svg:width="0.041cm" draw:z-index="0"><draw:text-box fo:min-height="0.041cm"><text:h text:style-name="P5" text:outline-level="4">Retroalimentación</text:h></draw:text-box></draw:frame>¡Correcto! Son las palabras que se deben utilizar para posicionar adecuadamente su web.</text:p>
      </text:section>
      <text:section text:style-name="Sect1" text:name="question-1157-2">
        <text:h text:style-name="P1" text:outline-level="3">Pregunta 2</text:h>
        <text:p text:style-name="P9">¿Qué son los buscadores temáticos?</text:p>
        <text:section text:style-name="Sect1" text:name="q1157:2_answer0_label">
          <text:p text:style-name="P9"><text:span text:style-name="T5">a.</text:span>No existen</text:p>
        </text:section>
        <text:section text:style-name="Sect1" text:name="q1157:2_answer1_label">
          <text:p text:style-name="P10"><text:span text:style-name="T6">b.</text:span>Son buscadores que buscan por categorías</text:p>
        </text:section>
        <text:section text:style-name="Sect1" text:name="q1157:2_answer2_label">
          <text:p text:style-name="P10"><text:span text:style-name="T6">c.</text:span>Son buscadores que buscan por palabras clave</text:p>
        </text:section>
        <text:section text:style-name="Sect1" text:name="q1157:2_answer3_label">
          <text:p text:style-name="P10"><text:span text:style-name="T7">*</text:span><text:span text:style-name="T6">d.</text:span>Son los buscadores que se centran en temas concretos</text:p>
        </text:section>
        <text:p text:style-name="P7"><draw:frame draw:style-name="fr1" draw:name="Marco4" text:anchor-type="char" svg:width="0.041cm" draw:z-index="1"><draw:text-box fo:min-height="0.041cm"><text:h text:style-name="P5" text:outline-level="4">Retroalimentación</text:h></draw:text-box></draw:frame>¡Correcto! Un buscador de ciencias solo lanzará resultados específicos a este tema.</text:p>
      </text:section>
      <text:section text:style-name="Sect1" text:name="question-1157-3">
        <text:h text:style-name="P1" text:outline-level="3">Pregunta 3</text:h>
        <text:p text:style-name="P9">¿Para qué se utiliza la etiqueta <text:span text:style-name="T2">charset</text:span>?</text:p>
        <text:section text:style-name="Sect1" text:name="q1157:3_answer0_label">
          <text:p text:style-name="P9"><text:span text:style-name="T5">a.</text:span>Indica el idioma en el que está desarrollada la página</text:p>
        </text:section>
        <text:section text:style-name="Sect1" text:name="q1157:3_answer1_label">
          <text:p text:style-name="P10"><text:span text:style-name="T7">*</text:span><text:span text:style-name="T6">b.</text:span>Indica el tipo de codificación de los caracteres de una web</text:p>
        </text:section>
        <text:section text:style-name="Sect1" text:name="q1157:3_answer2_label">
          <text:p text:style-name="P10"><text:span text:style-name="T6">c.</text:span>Se utiliza para señalarle al servidor qué tipo de archivo es</text:p>
        </text:section>
        <text:section text:style-name="Sect1" text:name="q1157:3_answer3_label">
          <text:p text:style-name="P10"><text:span text:style-name="T6">d.</text:span>Indica cómo deben comportarse los robots en la web</text:p>
        </text:section>
        <text:p text:style-name="P7"><draw:frame draw:style-name="fr1" draw:name="Marco6" text:anchor-type="char" svg:width="0.041cm" draw:z-index="2"><draw:text-box fo:min-height="0.041cm"><text:h text:style-name="P5" text:outline-level="4">Retroalimentación</text:h></draw:text-box></draw:frame>¡Correcto! Este atributo indicará el tipo de codificación.</text:p>
      </text:section>
      <text:section text:style-name="Sect1" text:name="question-1157-4">
        <text:h text:style-name="P1" text:outline-level="3">Pregunta 4</text:h>
        <text:p text:style-name="P9">¿Qué es un descriptor?</text:p>
        <text:section text:style-name="Sect1" text:name="q1157:4_answer0_label">
          <text:p text:style-name="P9"><text:span text:style-name="T5">*a.</text:span>Un descriptor es un indicador que indica las correlaciones y propiedades de cierto contenido</text:p>
        </text:section>
        <text:section text:style-name="Sect1" text:name="q1157:4_answer1_label">
          <text:p text:style-name="P10"><text:span text:style-name="T6">b.</text:span>Un descriptor es una etiqueta CSS</text:p>
        </text:section>
        <text:section text:style-name="Sect1" text:name="q1157:4_answer2_label">
          <text:p text:style-name="P10"><text:span text:style-name="T6">c.</text:span>Es un complemento de voz</text:p>
        </text:section>
        <text:section text:style-name="Sect1" text:name="q1157:4_answer3_label">
          <text:p text:style-name="P10"><text:span text:style-name="T6">d.</text:span>Es un proceso de memoria</text:p>
        </text:section>
        <text:p text:style-name="P7"><draw:frame draw:style-name="fr1" draw:name="Marco8" text:anchor-type="char" svg:width="0.041cm" draw:z-index="3"><draw:text-box fo:min-height="0.041cm"><text:h text:style-name="P5" text:outline-level="4">Retroalimentación</text:h></draw:text-box></draw:frame>¡Correcto! El descriptor se refiere a elementos del contenido al que apunta.</text:p>
      </text:section>
      <text:section text:style-name="Sect1" text:name="question-1157-5">
        <text:h text:style-name="P1" text:outline-level="3"/>
        <text:h text:style-name="P2" text:outline-level="3">Pregunta 5</text:h>
        <text:p text:style-name="P9">¿Qué es un CMS?</text:p>
        <text:section text:style-name="Sect1" text:name="q1157:5_answer0_label">
          <text:p text:style-name="P9"><text:span text:style-name="T5">*a.</text:span>Una aplicación de gestión de contenidos</text:p>
        </text:section>
        <text:section text:style-name="Sect1" text:name="q1157:5_answer1_label">
          <text:p text:style-name="P10"><text:span text:style-name="T6">b.</text:span>Son unas siglas</text:p>
        </text:section>
        <text:section text:style-name="Sect1" text:name="q1157:5_answer2_label">
          <text:p text:style-name="P10"><text:span text:style-name="T6">c.</text:span>Una aplicación móvil</text:p>
        </text:section>
        <text:section text:style-name="Sect1" text:name="q1157:5_answer3_label">
          <text:p text:style-name="P10"><text:span text:style-name="T6">d.</text:span>Un lenguaje de programación</text:p>
        </text:section>
        <text:p text:style-name="P7"><draw:frame draw:style-name="fr1" draw:name="Marco10" text:anchor-type="char" svg:width="0.041cm" draw:z-index="4"><draw:text-box fo:min-height="0.041cm"><text:h text:style-name="P5" text:outline-level="4">Retroalimentación</text:h></draw:text-box></draw:frame>¡Correcto! Son aplicaciones para crear y gestionar el contenido de páginas web.</text:p>
      </text:section>
      <text:section text:style-name="Sect1" text:name="question-1157-6">
        <text:h text:style-name="P1" text:outline-level="3">Pregunta 6</text:h>
        <text:p text:style-name="P9">¿Qué tipo de jerarquía de archivos es más común?</text:p>
        <text:section text:style-name="Sect1" text:name="q1157:6_answer0_label">
          <text:p text:style-name="P9"><text:span text:style-name="T5">*a.</text:span>Estructura jerárquica tipo árbol</text:p>
        </text:section>
        <text:section text:style-name="Sect1" text:name="q1157:6_answer1_label">
          <text:p text:style-name="P10"><text:span text:style-name="T6">b.</text:span>Estructura lineal</text:p>
        </text:section>
        <text:section text:style-name="Sect1" text:name="q1157:6_answer2_label">
          <text:p text:style-name="P10"><text:span text:style-name="T6">c.</text:span>Estructura jerárquica-lineal</text:p>
        </text:section>
        <text:section text:style-name="Sect1" text:name="q1157:6_answer3_label">
          <text:p text:style-name="P10"><text:span text:style-name="T6">d.</text:span>Estructura en red</text:p>
        </text:section>
        <text:p text:style-name="P7"><draw:frame draw:style-name="fr1" draw:name="Marco12" text:anchor-type="char" svg:width="0.041cm" draw:z-index="5"><draw:text-box fo:min-height="0.041cm"><text:h text:style-name="P5" text:outline-level="4">Retroalimentación</text:h></draw:text-box></draw:frame>¡Correcto! Las clases son una especie de plantillas de las que parten los objetos creados posteriormente .</text:p>
      </text:section>
      <text:section text:style-name="Sect1" text:name="question-1157-7">
        <text:h text:style-name="P1" text:outline-level="3">Pregunta 7</text:h>
        <text:p text:style-name="P9">¿Qué es el software Dnn?</text:p>
        <text:section text:style-name="Sect1" text:name="q1157:7_answer0_label">
          <text:p text:style-name="P9"><text:span text:style-name="T5">a.</text:span>Es un CMS dedicado a cursos online</text:p>
        </text:section>
        <text:section text:style-name="Sect1" text:name="q1157:7_answer1_label">
          <text:p text:style-name="P10"><text:span text:style-name="T6">b.</text:span>Es un CMS dedicado al comercio online</text:p>
        </text:section>
        <text:section text:style-name="Sect1" text:name="q1157:7_answer2_label">
          <text:p text:style-name="P10"><text:span text:style-name="T7">*</text:span><text:span text:style-name="T6">c.</text:span>Es un CMS dedicado a aplicaciones web</text:p>
        </text:section>
        <text:section text:style-name="Sect1" text:name="q1157:7_answer3_label">
          <text:p text:style-name="P10"><text:span text:style-name="T6">d.</text:span>Es un CMS dedicado a crear blogs</text:p>
        </text:section>
        <text:p text:style-name="P7"><draw:frame draw:style-name="fr1" draw:name="Marco14" text:anchor-type="char" svg:width="0.041cm" draw:z-index="6"><draw:text-box fo:min-height="0.041cm"><text:h text:style-name="P5" text:outline-level="4">Retroalimentación</text:h></draw:text-box></draw:frame>¡Correcto! Este CMS está aconsejado para grandes empresas y se dedica a aplicaciones web.</text:p>
      </text:section>
      <text:section text:style-name="Sect1" text:name="question-1157-8">
        <text:h text:style-name="P1" text:outline-level="3">Pregunta 8</text:h>
        <text:p text:style-name="P9">¿Qué es la organización monojerárquica?</text:p>
        <text:section text:style-name="Sect1" text:name="q1157:8_answer0_label">
          <text:p text:style-name="P9"><text:span text:style-name="T5">a.</text:span>Este tipo de jerarquía significa que un mismo concepto puede estar en diferentes categorías lo que potencia la búsqueda del usuario</text:p>
        </text:section>
        <text:section text:style-name="Sect1" text:name="q1157:8_answer1_label">
          <text:p text:style-name="P10"><text:span text:style-name="T7">*</text:span><text:span text:style-name="T6">b.</text:span>En esta jerarquía, los contenidos se clasifican exclusivamente en una clase o categoría</text:p>
        </text:section>
        <text:section text:style-name="Sect1" text:name="q1157:8_answer2_label">
          <text:p text:style-name="P10"><text:span text:style-name="T6">c.</text:span>No existe este tipo de jerarquía</text:p>
        </text:section>
        <text:section text:style-name="Sect1" text:name="q1157:8_answer3_label">
          <text:p text:style-name="P10"><text:span text:style-name="T6">d.</text:span>Es el orden lógico de la información de la web</text:p>
        </text:section>
        <text:p text:style-name="P7"><draw:frame draw:style-name="fr1" draw:name="Marco16" text:anchor-type="char" svg:width="0.041cm" draw:z-index="7"><draw:text-box fo:min-height="0.041cm"><text:h text:style-name="P5" text:outline-level="4">Retroalimentación</text:h></draw:text-box></draw:frame>¡Correcto! Esto otorgará exclusividad a su contenido.</text:p>
      </text:section>
      <text:section text:style-name="Sect1" text:name="question-1157-9">
        <text:h text:style-name="P1" text:outline-level="3"/>
        <text:h text:style-name="P2" text:outline-level="3">Pregunta 9</text:h>
        <text:p text:style-name="P9">¿Cómo se organiza la estructura jerárquica en red?</text:p>
        <text:section text:style-name="Sect1" text:name="q1157:9_answer0_label">
          <text:p text:style-name="P9"><text:span text:style-name="T5">*a.</text:span>Esta estructura permite navegar libremente sin seguir ningún orden</text:p>
        </text:section>
        <text:section text:style-name="Sect1" text:name="q1157:9_answer1_label">
          <text:p text:style-name="P10"><text:span text:style-name="T6">b.</text:span>Esta opción es una mezcla, quedando las páginas y subpáginas ordenadas de manera jerárquica y con opción a navegar de manera lineal por las páginas en el mismo nivel</text:p>
        </text:section>
        <text:section text:style-name="Sect1" text:name="q1157:9_answer2_label">
          <text:p text:style-name="P10"><text:span text:style-name="T6">c.</text:span>Esta es la estructura más simple. Lleva al usuario por un recorrido lineal en el que solo tiene opción de pasar hacia delante o hacia atrás</text:p>
        </text:section>
        <text:section text:style-name="Sect1" text:name="q1157:9_answer3_label">
          <text:p text:style-name="P10"><text:span text:style-name="T6">d.</text:span>No existe tal estructura</text:p>
        </text:section>
        <text:p text:style-name="P7"><draw:frame draw:style-name="fr1" draw:name="Marco18" text:anchor-type="char" svg:width="0.041cm" draw:z-index="8"><draw:text-box fo:min-height="0.041cm"><text:h text:style-name="P5" text:outline-level="4">Retroalimentación</text:h></draw:text-box></draw:frame>¡Correcto! Además, es la estructura más compleja de todas.</text:p>
      </text:section>
      <text:section text:style-name="Sect1" text:name="question-1157-10">
        <text:h text:style-name="P1" text:outline-level="3">Pregunta 10</text:h>
        <text:section text:style-name="Sect1" text:name="yui_3_17_2_1_1691700943738_140">
          <text:p text:style-name="P11"><draw:frame draw:style-name="fr1" draw:name="Marco19" text:anchor-type="char" svg:width="0.041cm" draw:z-index="9"><draw:text-box fo:min-height="0.041cm"><text:h text:style-name="P5" text:outline-level="4">Enunciado de la pregunta</text:h></draw:text-box></draw:frame>¿En qué fase se realiza la transferencia de todos los directorios locales a un servidor cuando va a publicar una web?</text:p>
          <text:section text:style-name="Sect1" text:name="q1157:10_answer0_label">
            <text:p text:style-name="P9"><text:span text:style-name="T5">*a.</text:span>En la fase cuatro</text:p>
          </text:section>
          <text:section text:style-name="Sect1" text:name="q1157:10_answer1_label">
            <text:p text:style-name="P10"><text:span text:style-name="T6">b.</text:span>En la primera fase</text:p>
          </text:section>
          <text:section text:style-name="Sect1" text:name="q1157:10_answer2_label">
            <text:p text:style-name="P10"><text:span text:style-name="T6">c.</text:span>En la tercera fase</text:p>
          </text:section>
          <text:section text:style-name="Sect1" text:name="q1157:10_answer3_label">
            <text:p text:style-name="P10"><text:span text:style-name="T6">d.</text:span>En la última fase</text:p>
          </text:section>
          <text:section text:style-name="Sect2" text:name="yui_3_17_2_1_1691700943738_139">
            <text:section text:style-name="Sect1" text:name="yui_3_17_2_1_1691700943738_138">
              <text:section text:style-name="Sect1" text:name="yui_3_17_2_1_1691700943738_137">
                <text:p text:style-name="P12"><draw:frame draw:style-name="fr1" draw:name="Marco20" text:anchor-type="char" svg:width="0.041cm" draw:z-index="10"><draw:text-box fo:min-height="0.041cm"><text:h text:style-name="P5" text:outline-level="4">Retroalimentación</text:h></draw:text-box></draw:frame>¡Correcto! Esta fase se realiza cuando haya terminado de estructurar toda la web a nivel local.<text:span text:style-name="T3"/></text:p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0T22:56:01.297000000</meta:creation-date>
    <dc:date>2023-08-10T23:01:09.235000000</dc:date>
    <meta:editing-duration>PT5M8S</meta:editing-duration>
    <meta:editing-cycles>1</meta:editing-cycles>
    <meta:document-statistic meta:table-count="0" meta:image-count="0" meta:object-count="0" meta:page-count="3" meta:paragraph-count="83" meta:word-count="571" meta:character-count="3570" meta:non-whitespace-character-count="3081"/>
    <meta:generator>LibreOffice/7.5.0.3$Windows_X86_64 LibreOffice_project/c21113d003cd3efa8c53188764377a8272d9d6de</meta:generator>
  </office:meta>
</office:document-meta>
</file>